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00000051DF22FC27A.png" manifest:media-type="image/png"/>
  <manifest:file-entry manifest:full-path="Pictures/10000001000001FA000001A22F67CC1D.png" manifest:media-type="image/png"/>
  <manifest:file-entry manifest:full-path="Pictures/1000000100000208000001A3259C17D8.png" manifest:media-type="image/png"/>
  <manifest:file-entry manifest:full-path="Pictures/100098A7000035BE00002B4E91494C94.svg" manifest:media-type="image/svg+xml"/>
  <manifest:file-entry manifest:full-path="Pictures/10000001000006700000051D35A1687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essions with No baseline</text:p>
          </draw:text-box>
        </draw:frame>
        <draw:frame draw:style-name="gr1" draw:text-style-name="P1" draw:layer="layout" svg:width="4.407cm" svg:height="3.5cm" svg:x="8cm" svg:y="3.52cm">
          <draw:image xlink:href="Pictures/10000001000006700000051D35A1687F.png" xlink:type="simple" xlink:show="embed" xlink:actuate="onLoad" draw:mime-type="image/png">
            <text:p/>
          </draw:image>
        </draw:frame>
        <draw:frame draw:style-name="gr1" draw:text-style-name="P1" draw:layer="layout" svg:width="25cm" svg:height="20.145cm" svg:x="0.5cm" svg:y="3.231cm">
          <draw:image xlink:href="Pictures/100098A7000035BE00002B4E91494C94.svg" xlink:type="simple" xlink:show="embed" xlink:actuate="onLoad" draw:mime-type="image/svg+xml">
            <text:p/>
          </draw:image>
          <draw:image xlink:href="Pictures/1000000100000208000001A3259C17D8.png" xlink:type="simple" xlink:show="embed" xlink:actuate="onLoad" draw:mime-type="image/png"/>
        </draw:frame>
        <draw:line draw:style-name="gr2" draw:text-style-name="P2" draw:layer="layout" svg:x1="6cm" svg:y1="5.249cm" svg:x2="7.499cm" svg:y2="5.249cm">
          <text:p/>
        </draw:lin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essions with baseline</text:p>
          </draw:text-box>
        </draw:frame>
        <draw:line draw:style-name="gr2" draw:text-style-name="P2" draw:layer="layout" svg:x1="6cm" svg:y1="5.249cm" svg:x2="7.499cm" svg:y2="5.249cm">
          <text:p/>
        </draw:line>
        <draw:frame draw:style-name="gr1" draw:text-style-name="P1" draw:layer="layout" svg:width="5.353cm" svg:height="4.422cm" svg:x="0.5cm" svg:y="3.047cm">
          <draw:image xlink:href="Pictures/10000001000001FA000001A22F67CC1D.png" xlink:type="simple" xlink:show="embed" xlink:actuate="onLoad" draw:mime-type="image/png">
            <text:p/>
          </draw:image>
        </draw:frame>
        <draw:frame draw:style-name="gr1" draw:text-style-name="P1" draw:layer="layout" svg:width="4.952cm" svg:height="3.933cm" svg:x="7.7cm" svg:y="3.32cm">
          <draw:image xlink:href="Pictures/10000001000006700000051DF22FC27A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CA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8:44:32.556170656</meta:creation-date>
    <dc:date>2025-07-16T13:26:06.395236712</dc:date>
    <meta:editing-duration>P6DT20H19M4S</meta:editing-duration>
    <meta:editing-cycles>5</meta:editing-cycles>
    <meta:generator>LibreOffice/24.8.7.2$Linux_X86_64 LibreOffice_project/480$Build-2</meta:generator>
    <meta:document-statistic meta:object-count="33"/>
  </office:meta>
</office:document-meta>
</file>